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break-before="page"/>
      <style:text-properties officeooo:rsid="00069d55" officeooo:paragraph-rsid="00069d55"/>
    </style:style>
    <style:style style:name="P2" style:family="paragraph" style:parent-style-name="Text_20_body">
      <style:text-properties officeooo:rsid="00069d55" officeooo:paragraph-rsid="00069d55"/>
    </style:style>
    <style:style style:name="P3" style:family="paragraph" style:parent-style-name="Text_20_body">
      <style:text-properties fo:color="#00cc00" officeooo:rsid="000c5d9d" officeooo:paragraph-rsid="000c5d9d"/>
    </style:style>
    <style:style style:name="P4" style:family="paragraph" style:parent-style-name="Text_20_body">
      <style:text-properties fo:color="#00cc00" officeooo:rsid="002368a9" officeooo:paragraph-rsid="002368a9"/>
    </style:style>
    <style:style style:name="P5" style:family="paragraph" style:parent-style-name="Text_20_body">
      <style:text-properties officeooo:rsid="0027795e" officeooo:paragraph-rsid="0027795e"/>
    </style:style>
    <style:style style:name="P6" style:family="paragraph" style:parent-style-name="Text_20_body">
      <style:text-properties style:use-window-font-color="true" officeooo:rsid="0028b6be" officeooo:paragraph-rsid="0028b6be"/>
    </style:style>
    <style:style style:name="P7" style:family="paragraph" style:parent-style-name="Text_20_body">
      <style:text-properties style:use-window-font-color="true" officeooo:rsid="002a2581" officeooo:paragraph-rsid="002a2581"/>
    </style:style>
    <style:style style:name="P8" style:family="paragraph" style:parent-style-name="Text_20_body">
      <style:text-properties style:use-window-font-color="true" officeooo:rsid="002a2581" officeooo:paragraph-rsid="003cde86"/>
    </style:style>
    <style:style style:name="P9" style:family="paragraph" style:parent-style-name="Text_20_body">
      <style:text-properties style:use-window-font-color="true" officeooo:rsid="002eb1b6" officeooo:paragraph-rsid="002eb1b6"/>
    </style:style>
    <style:style style:name="P10" style:family="paragraph" style:parent-style-name="Text_20_body">
      <style:text-properties style:use-window-font-color="true" officeooo:rsid="0030ea39" officeooo:paragraph-rsid="0030ea39"/>
    </style:style>
    <style:style style:name="P11" style:family="paragraph" style:parent-style-name="Text_20_body">
      <style:text-properties style:use-window-font-color="true" officeooo:rsid="00363300" officeooo:paragraph-rsid="00363300"/>
    </style:style>
    <style:style style:name="P12" style:family="paragraph" style:parent-style-name="Text_20_body">
      <style:text-properties style:use-window-font-color="true" officeooo:rsid="0034e45c" officeooo:paragraph-rsid="0034e45c"/>
    </style:style>
    <style:style style:name="P13" style:family="paragraph" style:parent-style-name="Text_20_body">
      <style:text-properties officeooo:rsid="003ac34b" officeooo:paragraph-rsid="003ac34b"/>
    </style:style>
    <style:style style:name="P14" style:family="paragraph" style:parent-style-name="Text_20_body">
      <style:text-properties fo:color="#ff0000" fo:font-weight="bold" officeooo:rsid="003cde86" officeooo:paragraph-rsid="003cde86" style:font-weight-asian="bold" style:font-weight-complex="bold"/>
    </style:style>
    <style:style style:name="P15" style:family="paragraph" style:parent-style-name="Text_20_body">
      <style:text-properties fo:color="#ff0000" fo:font-weight="bold" officeooo:rsid="003c2fe9" officeooo:paragraph-rsid="003c2fe9" style:font-weight-asian="bold" style:font-weight-complex="bold"/>
    </style:style>
    <style:style style:name="P16" style:family="paragraph" style:parent-style-name="Title">
      <style:text-properties officeooo:rsid="00054309" officeooo:paragraph-rsid="00054309"/>
    </style:style>
    <style:style style:name="P17" style:family="paragraph" style:parent-style-name="Title">
      <style:text-properties fo:font-size="20pt" officeooo:rsid="00054309" officeooo:paragraph-rsid="00054309" style:font-size-asian="20pt" style:font-size-complex="20pt"/>
    </style:style>
    <style:style style:name="P18" style:family="paragraph" style:parent-style-name="Subtitle">
      <style:text-properties officeooo:rsid="00054309" officeooo:paragraph-rsid="00054309"/>
    </style:style>
    <style:style style:name="P19" style:family="paragraph" style:parent-style-name="Subtitle">
      <style:text-properties fo:font-size="12pt" style:font-size-asian="12pt" style:font-size-complex="12pt"/>
    </style:style>
    <style:style style:name="P20" style:family="paragraph" style:parent-style-name="Subtitle">
      <style:text-properties fo:font-size="12pt" officeooo:rsid="00054309" officeooo:paragraph-rsid="00054309" style:font-size-asian="12pt" style:font-size-complex="12pt"/>
    </style:style>
    <style:style style:name="P21" style:family="paragraph" style:parent-style-name="Subtitle">
      <style:text-properties fo:font-size="20pt" officeooo:rsid="00054309" officeooo:paragraph-rsid="00054309" style:font-size-asian="20pt" style:font-size-complex="20pt"/>
    </style:style>
    <style:style style:name="P22" style:family="paragraph" style:parent-style-name="Heading_20_1">
      <style:text-properties officeooo:rsid="00069d55" officeooo:paragraph-rsid="00069d55"/>
    </style:style>
    <style:style style:name="P23" style:family="paragraph" style:parent-style-name="Heading_20_1">
      <style:text-properties officeooo:rsid="002368a9" officeooo:paragraph-rsid="002368a9"/>
    </style:style>
    <style:style style:name="P24" style:family="paragraph" style:parent-style-name="Heading_20_1">
      <style:paragraph-properties fo:break-before="page"/>
      <style:text-properties officeooo:rsid="00069d55" officeooo:paragraph-rsid="00069d55"/>
    </style:style>
    <style:style style:name="P25" style:family="paragraph" style:parent-style-name="Heading_20_2">
      <style:text-properties officeooo:rsid="00069d55" officeooo:paragraph-rsid="00069d55"/>
    </style:style>
    <style:style style:name="P26" style:family="paragraph" style:parent-style-name="Heading_20_2">
      <style:text-properties officeooo:rsid="00069d55" officeooo:paragraph-rsid="000bca40"/>
    </style:style>
    <style:style style:name="P27" style:family="paragraph" style:parent-style-name="Heading_20_2">
      <style:text-properties officeooo:rsid="002368a9" officeooo:paragraph-rsid="002368a9"/>
    </style:style>
    <style:style style:name="P28" style:family="paragraph" style:parent-style-name="Heading_20_3">
      <style:text-properties officeooo:rsid="00069d55" officeooo:paragraph-rsid="00069d55"/>
    </style:style>
    <style:style style:name="P29" style:family="paragraph" style:parent-style-name="Heading_20_3">
      <style:text-properties officeooo:rsid="00069d55" officeooo:paragraph-rsid="0011326e"/>
    </style:style>
    <style:style style:name="P30" style:family="paragraph" style:parent-style-name="Heading_20_3">
      <style:text-properties officeooo:rsid="00081cd6" officeooo:paragraph-rsid="000bca40"/>
    </style:style>
    <style:style style:name="P31" style:family="paragraph" style:parent-style-name="Heading_20_3">
      <style:text-properties officeooo:rsid="00081cd6" officeooo:paragraph-rsid="00081cd6"/>
    </style:style>
    <style:style style:name="P32" style:family="paragraph" style:parent-style-name="Heading_20_3">
      <style:text-properties officeooo:rsid="001193d3" officeooo:paragraph-rsid="001193d3"/>
    </style:style>
    <style:style style:name="P33" style:family="paragraph" style:parent-style-name="Heading_20_3">
      <style:text-properties officeooo:rsid="000a85c4" officeooo:paragraph-rsid="000a85c4"/>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ext_20_body" style:list-style-name="L1">
      <style:text-properties fo:color="#00cc00" officeooo:rsid="001a3877" officeooo:paragraph-rsid="001a3877"/>
    </style:style>
    <style:style style:name="P38" style:family="paragraph" style:parent-style-name="Text_20_body" style:list-style-name="L2">
      <style:text-properties fo:color="#00cc00" officeooo:rsid="001a3877" officeooo:paragraph-rsid="001a3877"/>
    </style:style>
    <style:style style:name="P39" style:family="paragraph" style:parent-style-name="Text_20_body" style:list-style-name="L2">
      <style:text-properties fo:color="#00cc00" officeooo:rsid="001c34cd" officeooo:paragraph-rsid="001c34cd"/>
    </style:style>
    <style:style style:name="P40" style:family="paragraph" style:parent-style-name="Text_20_body" style:list-style-name="L3">
      <style:text-properties fo:color="#00cc00" officeooo:rsid="001db9a4" officeooo:paragraph-rsid="001db9a4"/>
    </style:style>
    <style:style style:name="P41" style:family="paragraph" style:parent-style-name="Text_20_body" style:list-style-name="L5">
      <style:text-properties fo:color="#00cc00" officeooo:rsid="000b01cb" officeooo:paragraph-rsid="000b01cb"/>
    </style:style>
    <style:style style:name="P42" style:family="paragraph" style:parent-style-name="Text_20_body" style:list-style-name="L5">
      <style:text-properties fo:color="#00cc00" officeooo:rsid="000ce64b" officeooo:paragraph-rsid="000ce64b"/>
    </style:style>
    <style:style style:name="P43" style:family="paragraph" style:parent-style-name="Text_20_body" style:list-style-name="L6">
      <style:text-properties fo:color="#00cc00" officeooo:paragraph-rsid="001193d3"/>
    </style:style>
    <style:style style:name="P44" style:family="paragraph" style:parent-style-name="Text_20_body" style:list-style-name="L7">
      <style:text-properties fo:color="#00cc00" officeooo:rsid="000e3341" officeooo:paragraph-rsid="000e3341"/>
    </style:style>
    <style:style style:name="P45" style:family="paragraph" style:parent-style-name="Text_20_body" style:list-style-name="L7">
      <style:text-properties fo:color="#00cc00" officeooo:rsid="000e3341" officeooo:paragraph-rsid="0011326e"/>
    </style:style>
    <style:style style:name="P46" style:family="paragraph" style:parent-style-name="Text_20_body" style:list-style-name="L7">
      <style:text-properties fo:color="#00cc00" officeooo:rsid="000efc11" officeooo:paragraph-rsid="000efc11"/>
    </style:style>
    <style:style style:name="P47" style:family="paragraph" style:parent-style-name="Text_20_body" style:list-style-name="L7">
      <style:text-properties fo:color="#00cc00" officeooo:rsid="000efc11" officeooo:paragraph-rsid="0011326e"/>
    </style:style>
    <style:style style:name="P48" style:family="paragraph" style:parent-style-name="Text_20_body" style:list-style-name="L7">
      <style:text-properties fo:color="#00cc00" officeooo:rsid="0013dbc3" officeooo:paragraph-rsid="0013dbc3"/>
    </style:style>
    <style:style style:name="P49" style:family="paragraph" style:parent-style-name="Text_20_body" style:list-style-name="L8">
      <style:text-properties fo:color="#00cc00" officeooo:rsid="0018198e" officeooo:paragraph-rsid="0018198e"/>
    </style:style>
    <style:style style:name="P50" style:family="paragraph" style:parent-style-name="Text_20_body" style:list-style-name="L9">
      <style:text-properties fo:color="#00cc00" officeooo:rsid="002368a9" officeooo:paragraph-rsid="002368a9"/>
    </style:style>
    <style:style style:name="P51" style:family="paragraph" style:parent-style-name="Text_20_body" style:list-style-name="L4">
      <style:text-properties style:use-window-font-color="true" officeooo:rsid="002eb1b6" officeooo:paragraph-rsid="002eb1b6"/>
    </style:style>
    <style:style style:name="P52" style:family="paragraph" style:parent-style-name="Text_20_body" style:list-style-name="L7">
      <style:text-properties officeooo:paragraph-rsid="0011326e"/>
    </style:style>
    <style:style style:name="P53" style:family="paragraph" style:parent-style-name="Text_20_body" style:list-style-name="L9">
      <style:text-properties fo:color="#00b274" officeooo:rsid="0023aaf1" officeooo:paragraph-rsid="0023aaf1"/>
    </style:style>
    <style:style style:name="T1" style:family="text">
      <style:text-properties fo:color="#00cc00" officeooo:rsid="000efc11"/>
    </style:style>
    <style:style style:name="T2" style:family="text">
      <style:text-properties fo:color="#00cc00" officeooo:rsid="0010cafc"/>
    </style:style>
    <style:style style:name="T3" style:family="text">
      <style:text-properties officeooo:rsid="0010cafc"/>
    </style:style>
    <style:style style:name="T4" style:family="text">
      <style:text-properties officeooo:rsid="0012286d"/>
    </style:style>
    <style:style style:name="T5" style:family="text">
      <style:text-properties officeooo:rsid="0013e265"/>
    </style:style>
    <style:style style:name="T6" style:family="text">
      <style:text-properties officeooo:rsid="001c34cd"/>
    </style:style>
    <style:style style:name="T7" style:family="text">
      <style:text-properties officeooo:rsid="002368a9"/>
    </style:style>
    <style:style style:name="T8" style:family="text">
      <style:text-properties officeooo:rsid="0027f13c"/>
    </style:style>
    <style:style style:name="T9" style:family="text">
      <style:text-properties officeooo:rsid="002bcd72"/>
    </style:style>
    <style:style style:name="T10" style:family="text">
      <style:text-properties officeooo:rsid="002eff2c"/>
    </style:style>
    <style:style style:name="T11" style:family="text">
      <style:text-properties officeooo:rsid="0030ea39"/>
    </style:style>
    <style:style style:name="T12" style:family="text">
      <style:text-properties fo:font-style="italic" style:font-style-asian="italic" style:font-style-complex="italic"/>
    </style:style>
    <style:style style:name="T13" style:family="text">
      <style:text-properties officeooo:rsid="0032c00f"/>
    </style:style>
    <style:style style:name="T14" style:family="text">
      <style:text-properties officeooo:rsid="0035b642"/>
    </style:style>
    <style:style style:name="T15" style:family="text">
      <style:text-properties officeooo:rsid="00363300"/>
    </style:style>
    <style:style style:name="T16" style:family="text">
      <style:text-properties officeooo:rsid="00372da5"/>
    </style:style>
    <style:style style:name="T17" style:family="text">
      <style:text-properties officeooo:rsid="003cde8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Rapport de projet</text:p>
      <text:p text:style-name="P21">IA54 – semestre UTBM A2017</text:p>
      <text:p text:style-name="P17"/>
      <text:p text:style-name="P17">Application des optimisations par colonies de fourmis aux problèmes du voyageur de commerce</text:p>
      <text:p text:style-name="P18"/>
      <text:p text:style-name="P19"/>
      <text:p text:style-name="P19">Étudiants : BOUCHEREAU Thomas – PROST Guillaume</text:p>
      <text:p text:style-name="P20">Suiveur de projet : GAUD Nicolas</text:p>
      <text:p text:style-name="P1">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_Toc213_1364207935" text:style-name="Index_20_Link" text:visited-style-name="Index_20_Link">Présentation du projet<text:tab/>3</text:a></text:p>
          <text:p text:style-name="P35"><text:a xlink:type="simple" xlink:href="#__RefHeading___Toc215_1364207935" text:style-name="Index_20_Link" text:visited-style-name="Index_20_Link">Sujet assigné<text:tab/>3</text:a></text:p>
          <text:p text:style-name="P36"><text:a xlink:type="simple" xlink:href="#__RefHeading___Toc217_1364207935" text:style-name="Index_20_Link" text:visited-style-name="Index_20_Link">Énoncé<text:tab/>3</text:a></text:p>
          <text:p text:style-name="P36"><text:a xlink:type="simple" xlink:href="#__RefHeading___Toc219_1364207935" text:style-name="Index_20_Link" text:visited-style-name="Index_20_Link">Contraintes<text:tab/>3</text:a></text:p>
          <text:p text:style-name="P35"><text:a xlink:type="simple" xlink:href="#__RefHeading___Toc221_1364207935" text:style-name="Index_20_Link" text:visited-style-name="Index_20_Link">Pistes de recherches<text:tab/>3</text:a></text:p>
          <text:p text:style-name="P34"><text:a xlink:type="simple" xlink:href="#__RefHeading___Toc223_1364207935" text:style-name="Index_20_Link" text:visited-style-name="Index_20_Link">Réalisation<text:tab/>3</text:a></text:p>
          <text:p text:style-name="P35"><text:a xlink:type="simple" xlink:href="#__RefHeading___Toc225_1364207935" text:style-name="Index_20_Link" text:visited-style-name="Index_20_Link">Principe de fonctionnement<text:tab/>3</text:a></text:p>
          <text:p text:style-name="P36"><text:a xlink:type="simple" xlink:href="#__RefHeading___Toc229_1364207935" text:style-name="Index_20_Link" text:visited-style-name="Index_20_Link">Description des différents éléments<text:tab/>3</text:a></text:p>
          <text:p text:style-name="P36"><text:a xlink:type="simple" xlink:href="#__RefHeading___Toc227_1364207935" text:style-name="Index_20_Link" text:visited-style-name="Index_20_Link">Cycle de résolution<text:tab/>5</text:a></text:p>
          <text:p text:style-name="P36"><text:a xlink:type="simple" xlink:href="#__RefHeading___Toc231_1364207935" text:style-name="Index_20_Link" text:visited-style-name="Index_20_Link">Fonctionnalités envisagées<text:tab/>5</text:a></text:p>
          <text:p text:style-name="P35"><text:a xlink:type="simple" xlink:href="#__RefHeading___Toc233_1364207935" text:style-name="Index_20_Link" text:visited-style-name="Index_20_Link">Conception et implémentation des différents éléments<text:tab/>5</text:a></text:p>
          <text:p text:style-name="P36"><text:a xlink:type="simple" xlink:href="#__RefHeading___Toc354_1364207935" text:style-name="Index_20_Link" text:visited-style-name="Index_20_Link">Structure globale<text:tab/>5</text:a></text:p>
          <text:p text:style-name="P36"><text:a xlink:type="simple" xlink:href="#__RefHeading___Toc235_1364207935" text:style-name="Index_20_Link" text:visited-style-name="Index_20_Link">Environnement<text:tab/>5</text:a></text:p>
          <text:p text:style-name="P36"><text:a xlink:type="simple" xlink:href="#__RefHeading___Toc237_1364207935" text:style-name="Index_20_Link" text:visited-style-name="Index_20_Link">Séquenceur<text:tab/>5</text:a></text:p>
          <text:p text:style-name="P36"><text:a xlink:type="simple" xlink:href="#__RefHeading___Toc239_1364207935" text:style-name="Index_20_Link" text:visited-style-name="Index_20_Link">Fourmis<text:tab/>5</text:a></text:p>
          <text:p text:style-name="P36"><text:a xlink:type="simple" xlink:href="#__RefHeading___Toc241_1364207935" text:style-name="Index_20_Link" text:visited-style-name="Index_20_Link">Interface utilisateur<text:tab/>5</text:a></text:p>
          <text:p text:style-name="P36"><text:a xlink:type="simple" xlink:href="#__RefHeading___Toc243_1364207935" text:style-name="Index_20_Link" text:visited-style-name="Index_20_Link">Librairies tierces<text:tab/>5</text:a></text:p>
          <text:p text:style-name="P34"><text:a xlink:type="simple" xlink:href="#__RefHeading___Toc304_938312281" text:style-name="Index_20_Link" text:visited-style-name="Index_20_Link">Performances<text:tab/>6</text:a></text:p>
          <text:p text:style-name="P35"><text:a xlink:type="simple" xlink:href="#__RefHeading___Toc306_938312281" text:style-name="Index_20_Link" text:visited-style-name="Index_20_Link">TSP classique<text:tab/>6</text:a></text:p>
          <text:p text:style-name="P35"><text:a xlink:type="simple" xlink:href="#__RefHeading___Toc308_938312281" text:style-name="Index_20_Link" text:visited-style-name="Index_20_Link">TSP Bottleneck<text:tab/>6</text:a></text:p>
          <text:p text:style-name="P35"><text:a xlink:type="simple" xlink:href="#__RefHeading___Toc310_938312281" text:style-name="Index_20_Link" text:visited-style-name="Index_20_Link">TSP avec plages horaires<text:tab/>6</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P2"/>
      <text:h text:style-name="P24" text:outline-level="1"><text:bookmark-start text:name="__RefHeading___Toc213_1364207935"/>Présentation du projet<text:bookmark-end text:name="__RefHeading___Toc213_1364207935"/></text:h>
      <text:h text:style-name="P25" text:outline-level="2"><text:bookmark-start text:name="__RefHeading___Toc215_1364207935"/>Sujet assigné<text:bookmark-end text:name="__RefHeading___Toc215_1364207935"/></text:h>
      <text:h text:style-name="P28" text:outline-level="3"><text:bookmark-start text:name="__RefHeading___Toc217_1364207935"/>Énoncé<text:bookmark-end text:name="__RefHeading___Toc217_1364207935"/></text:h>
      <text:list xml:id="list8981674371317421168" text:style-name="L1">
        <text:list-item>
          <text:p text:style-name="P37">Résolution de problèmes TSP</text:p>
        </text:list-item>
        <text:list-item>
          <text:p text:style-name="P37">Principe ACO</text:p>
        </text:list-item>
      </text:list>
      <text:h text:style-name="P28" text:outline-level="3"><text:bookmark-start text:name="__RefHeading___Toc219_1364207935"/>Contraintes<text:bookmark-end text:name="__RefHeading___Toc219_1364207935"/></text:h>
      <text:list xml:id="list8004611554689219711" text:style-name="L2">
        <text:list-item>
          <text:p text:style-name="P38">Utilisation du langague SARL <text:span text:style-name="T6">obligatoire</text:span></text:p>
        </text:list-item>
        <text:list-item>
          <text:p text:style-name="P38">Utilisation de JavaFX ou de « Eclipse GUI »(?) <text:span text:style-name="T6">obligatoire</text:span></text:p>
        </text:list-item>
        <text:list-item>
          <text:p text:style-name="P39">Utilisation de toute librairie externe autorisée</text:p>
        </text:list-item>
      </text:list>
      <text:h text:style-name="P25" text:outline-level="2"><text:bookmark-start text:name="__RefHeading___Toc221_1364207935"/>Pistes de recherches<text:bookmark-end text:name="__RefHeading___Toc221_1364207935"/></text:h>
      <text:list xml:id="list2781541547503501696" text:style-name="L3">
        <text:list-item>
          <text:p text:style-name="P40">Site de benchmark (détailler les recherches suivant les versions deTSP)</text:p>
        </text:list-item>
        <text:list-item>
          <text:p text:style-name="P40">Affichage de graph en JFX</text:p>
        </text:list-item>
        <text:list-item>
          <text:p text:style-name="P40">Ecriture en SARL</text:p>
        </text:list-item>
      </text:list>
      <text:h text:style-name="P22" text:outline-level="1"><text:bookmark-start text:name="__RefHeading___Toc223_1364207935"/>Réalisation<text:bookmark-end text:name="__RefHeading___Toc223_1364207935"/></text:h>
      <text:h text:style-name="P26" text:outline-level="2"><text:bookmark-start text:name="__RefHeading___Toc225_1364207935"/>Principe de fonctionnement<text:bookmark-end text:name="__RefHeading___Toc225_1364207935"/></text:h>
      <text:p text:style-name="P13">Dans cette partie, nous allons définir les différents éléments théoriques qui composent notre projet, et nous allons présenter leur fonctionnement global, c’est-à-dire ce qu’on peut en attendre et les éventuelles équations qu’ils vont mettre en œuvre.</text:p>
      <text:h text:style-name="P30" text:outline-level="3"><text:bookmark-start text:name="__RefHeading___Toc229_1364207935"/>Description des différents éléments<text:bookmark-end text:name="__RefHeading___Toc229_1364207935"/></text:h>
      <text:p text:style-name="P5">Ces quatre types d’agents sont les suivants : agent environnement, agent séquenceur, agent afficheur et agent fourmi. <text:span text:style-name="T8">Les trois premiers types ne seront instanciés qu’une seule fois, et le dernier type aura un nombre d’agent correspondant variable.</text:span></text:p>
      <text:p text:style-name="P5"/>
      <text:p text:style-name="P6">L’agent environnement conserve en interne toutes les données liés aux solutions actuelles, comme le nombre d’itération, la meilleure solution trouvée, <text:s/>la matrice des distances ou encore le niveau de phéromones.</text:p>
      <text:p text:style-name="P8">À chaque itération, l’environnement va collecter les influences des fourmis, c’est-à-dire les chemins empruntés, et va calculer les nouveaux niveaux de phéromones sur les trajets. <text:span text:style-name="T17">Ces nouveaux niveaux sont calculés avec l’équation suivante : </text:span></text:p>
      <text:p text:style-name="P14">[INSERER EQ CALCUL PHEROMONES]</text:p>
      <text:p text:style-name="P8"><text:soft-page-break/>Il va ensuite notifier le changement de données pour que l’affichage soit mis à jour. <text:span text:style-name="T14">Il va également fournir les données de l’environnement aux fourmis par l’intermédiaire de l’agent séquenceur, de manière à ce que l’environnement soit complètement observable par les fourmis (distance, phéromones, etc.).</text:span></text:p>
      <text:p text:style-name="P7"/>
      <text:p text:style-name="P7">L’agent séquenceur va s’occuper de gérer le cycle des itérations en s’assurant que toutes les fourmis ont terminé leurs calculs de solutions avant de demander à l’agent environnement d’appliquer les influences. Il va ensuite attendre la fin du traitement de ces influences avant de relancer les fourmis sur une nouvelle itération. Cet agent doit également s’occuper <text:span text:style-name="T9">de recréer les fourmis lorsque le paramétrage de ces dernières change, ou lorsque les données du problème TSP changent.</text:span></text:p>
      <text:p text:style-name="P7"/>
      <text:p text:style-name="P9">L’agent afficheur sert de passerelle entre le code java gérant l’affichage et le reste des agents. Il doit <text:span text:style-name="T11">lancer l’interface graphique lorsqu’il s’instancie, il doit</text:span> <text:span text:style-name="T10">recevoir</text:span> des événements de la part de l’agent environnement pour mettre à jour les données des solutions, et <text:s/><text:span text:style-name="T11">doit </text:span>émet<text:span text:style-name="T11">tre</text:span> des événements lorsque des contrôles sont activés sur l’interface graphique. Ces événements sont au nombre de trois : </text:p>
      <text:list xml:id="list3380179854466947021" text:style-name="L4">
        <text:list-item>
          <text:p text:style-name="P51">Import d’un nouveau fichier contenant un problème de TSP</text:p>
        </text:list-item>
        <text:list-item>
          <text:p text:style-name="P51">Modification du paramétrage de l’application</text:p>
        </text:list-item>
        <text:list-item>
          <text:p text:style-name="P51">Fermeture de l’interface par l’utilisateur</text:p>
        </text:list-item>
      </text:list>
      <text:p text:style-name="P10">Ces événements sont broadcastés à tous les agents, et les agents peuvent ou non les écouter, et le cas échéant les prendre en compte. Ce choix a été fait car cela simplifiait grandement les procédures de <text:span text:style-name="T12">handshake</text:span> à l’initialisation de l’agent affichage et car l’agent affichage n’a pas à savoir à qui sont destiné les informations de certains des événements qu’il doit émettre : en effet, dans le cas des événements liés aux changements de paramètres, seuls les destinataires peuvent déterminer si le paramètre modifié les concernent <text:span text:style-name="T13">ou non</text:span>.</text:p>
      <text:p text:style-name="P10"/>
      <text:p text:style-name="P12">Enfin, les agents fourmis sont chargé, <text:span text:style-name="T15">à chaque itération,</text:span> de calculer <text:span text:style-name="T15">chacune </text:span>un chemin en prenant en compte les données de l’environnement <text:span text:style-name="T15">pour l’itération en cours, et de transmettre ce chemin à l’agent environnement. Elles calculent ces chemins en choisissant nœud par nœud le trajet le composant, ce choix étant fait au hasard, et la probabilité d’élection de chaque choix dépend de la distance du trajet correspondant, ainsi que du niveau de phéromones sur ce trajet, en suivant l’équation suivante : </text:span></text:p>
      <text:p text:style-name="P15">[INSERER EQ CALCUL PROBABILITE CHEMIN]</text:p>
      <text:p text:style-name="P11">Les fourmis doivent calculer des chemins complets, et doivent recommencer sans notifier l’agent environnement si le trajet ne visite pas tous les nœuds. <text:span text:style-name="T16">Les fourmis ne doivent pas changer d’algorithme lorsque la variante du TSP est changée, puisqu’elles seront changées lorsque cela arrivera. Elles doivent cependant être paramétrable à l’initialisation pour s’adapter à l’état actuel du programme.</text:span></text:p>
      <text:h text:style-name="P31" text:outline-level="3"><text:bookmark-start text:name="__RefHeading___Toc227_1364207935"/><text:soft-page-break/>Cycle de <text:span text:style-name="T4">résolution</text:span><text:bookmark-end text:name="__RefHeading___Toc227_1364207935"/></text:h>
      <text:p text:style-name="P3">Diagramme de séquence</text:p>
      <text:h text:style-name="P31" text:outline-level="3"><text:bookmark-start text:name="__RefHeading___Toc231_1364207935"/>Fonctionnalités envisagées<text:bookmark-end text:name="__RefHeading___Toc231_1364207935"/></text:h>
      <text:list xml:id="list8500097548409808518" text:style-name="L5">
        <text:list-item>
          <text:p text:style-name="P41">Versions du TSP envisagées</text:p>
        </text:list-item>
        <text:list-item>
          <text:p text:style-name="P41">Fonctionnalités de l’interface</text:p>
        </text:list-item>
        <text:list-item>
          <text:p text:style-name="P42">Estimation des performances</text:p>
        </text:list-item>
      </text:list>
      <text:h text:style-name="P25" text:outline-level="2"><text:bookmark-start text:name="__RefHeading___Toc233_1364207935"/>Conception et implémentation des différents éléments<text:bookmark-end text:name="__RefHeading___Toc233_1364207935"/></text:h>
      <text:h text:style-name="P32" text:outline-level="3"><text:bookmark-start text:name="__RefHeading___Toc354_1364207935"/>Structure globale<text:bookmark-end text:name="__RefHeading___Toc354_1364207935"/></text:h>
      <text:list xml:id="list4775043842264961755" text:style-name="L6">
        <text:list-item>
          <text:p text:style-name="P43">Organisation des packages</text:p>
        </text:list-item>
        <text:list-item>
          <text:p text:style-name="P43">Organisation des workspaces</text:p>
        </text:list-item>
      </text:list>
      <text:h text:style-name="P28" text:outline-level="3"><text:bookmark-start text:name="__RefHeading___Toc235_1364207935"/>Environnement<text:bookmark-end text:name="__RefHeading___Toc235_1364207935"/></text:h>
      <text:list xml:id="list3480717606967307150" text:style-name="L7">
        <text:list-item>
          <text:p text:style-name="P44">Principe de fonctionnement</text:p>
        </text:list-item>
        <text:list-item>
          <text:p text:style-name="P44">Evenements entrant-sortant</text:p>
        </text:list-item>
        <text:list-item>
          <text:p text:style-name="P46">Fichiers <text:span text:style-name="T3">SARL/JAVA</text:span> contenant l’env</text:p>
        </text:list-item>
      </text:list>
      <text:h text:style-name="P29" text:outline-level="3"><text:bookmark-start text:name="__RefHeading___Toc237_1364207935"/>Séquenceur<text:bookmark-end text:name="__RefHeading___Toc237_1364207935"/></text:h>
      <text:list xml:id="list11122292572185" text:continue-numbering="true" text:style-name="L7">
        <text:list-item>
          <text:p text:style-name="P45">Principe de fonctionnement</text:p>
        </text:list-item>
        <text:list-item>
          <text:p text:style-name="P45">Evenements entrant-sortant</text:p>
        </text:list-item>
        <text:list-item>
          <text:p text:style-name="P52"><text:span text:style-name="T1">Fichiers </text:span><text:span text:style-name="T2">SARL/JAVA</text:span><text:span text:style-name="T1"> contenant l’env</text:span></text:p>
        </text:list-item>
      </text:list>
      <text:h text:style-name="P29" text:outline-level="3"><text:bookmark-start text:name="__RefHeading___Toc239_1364207935"/>Fourmis<text:bookmark-end text:name="__RefHeading___Toc239_1364207935"/></text:h>
      <text:list xml:id="list11122296867476" text:continue-numbering="true" text:style-name="L7">
        <text:list-item>
          <text:p text:style-name="P45">Principe de fonctionnement</text:p>
        </text:list-item>
        <text:list-item>
          <text:p text:style-name="P45">Evenements entrant-sortant</text:p>
        </text:list-item>
        <text:list-item>
          <text:p text:style-name="P47">Fichiers SARL/JAVA contenant l’env</text:p>
        </text:list-item>
        <text:list-item>
          <text:p text:style-name="P48">Algorithmes <text:span text:style-name="T5">de résolution</text:span></text:p>
        </text:list-item>
      </text:list>
      <text:h text:style-name="P29" text:outline-level="3"><text:bookmark-start text:name="__RefHeading___Toc241_1364207935"/>Interface utilisateur<text:bookmark-end text:name="__RefHeading___Toc241_1364207935"/></text:h>
      <text:list xml:id="list11122898850936" text:continue-numbering="true" text:style-name="L7">
        <text:list-item>
          <text:p text:style-name="P45">Principe de fonctionnement/structure globale</text:p>
        </text:list-item>
        <text:list-item>
          <text:p text:style-name="P45">Evenements entrant-sortant</text:p>
        </text:list-item>
        <text:list-item>
          <text:p text:style-name="P47">Fichiers SARL/JAVA contenant l’env</text:p>
        </text:list-item>
      </text:list>
      <text:h text:style-name="P33" text:outline-level="3"><text:bookmark-start text:name="__RefHeading___Toc243_1364207935"/>Librairies tierces<text:bookmark-end text:name="__RefHeading___Toc243_1364207935"/></text:h>
      <text:list xml:id="list7215850461300180266" text:style-name="L8">
        <text:list-item>
          <text:p text:style-name="P49">Interface JFX</text:p>
        </text:list-item>
        <text:list-item>
          <text:p text:style-name="P49"><text:soft-page-break/>Parseur de fichier benchmark</text:p>
        </text:list-item>
      </text:list>
      <text:h text:style-name="P23" text:outline-level="1"><text:bookmark-start text:name="__RefHeading___Toc304_938312281"/>Performances<text:bookmark-end text:name="__RefHeading___Toc304_938312281"/></text:h>
      <text:p text:style-name="P4">Pour chaque version dispo du TSP, préciser :</text:p>
      <text:list xml:id="list6772697335760427117" text:style-name="L9">
        <text:list-item>
          <text:p text:style-name="P50">la durée d’optimisation</text:p>
        </text:list-item>
        <text:list-item>
          <text:p text:style-name="P50">le nombre de nœuds maximum testé</text:p>
        </text:list-item>
        <text:list-item>
          <text:p text:style-name="P50">les noms des fichiers de benchmark correspondants</text:p>
        </text:list-item>
        <text:list-item>
          <text:p text:style-name="P53">Le paramétrage utilisé</text:p>
        </text:list-item>
      </text:list>
      <text:h text:style-name="P27" text:outline-level="2"><text:bookmark-start text:name="__RefHeading___Toc306_938312281"/>TSP classique<text:bookmark-end text:name="__RefHeading___Toc306_938312281"/></text:h>
      <text:h text:style-name="P27" text:outline-level="2"><text:bookmark-start text:name="__RefHeading___Toc308_938312281"/>TSP Bottleneck<text:bookmark-end text:name="__RefHeading___Toc308_938312281"/></text:h>
      <text:h text:style-name="Heading_20_2" text:outline-level="2"><text:bookmark-start text:name="__RefHeading___Toc310_938312281"/>TSP <text:span text:style-name="T7">avec plages horaires</text:span><text:bookmark-end text:name="__RefHeading___Toc310_93831228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7:38.576000000</meta:creation-date>
    <dc:date>2018-01-04T01:11:21.526000000</dc:date>
    <meta:editing-duration>PT1H35M38S</meta:editing-duration>
    <meta:editing-cycles>58</meta:editing-cycles>
    <meta:generator>LibreOffice/5.2.7.2$Windows_x86 LibreOffice_project/2b7f1e640c46ceb28adf43ee075a6e8b8439ed10</meta:generator>
    <meta:document-statistic meta:table-count="0" meta:image-count="0" meta:object-count="0" meta:page-count="6" meta:paragraph-count="99" meta:word-count="901" meta:character-count="5981" meta:non-whitespace-character-count="5207"/>
  </office:meta>
</office:document-meta>
</file>